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fo:font-size="11.5pt" fo:font-weight="bold" style:letter-kerning="true" style:font-size-asian="11.5pt" style:font-weight-asian="bold" style:font-size-complex="11.5pt" style:font-weight-complex="bold"/>
    </style:style>
    <style:style style:name="T1" style:family="text">
      <style:text-properties fo:color="#000000" fo:font-size="11.5pt" style:letter-kerning="true" style:font-size-asian="11.5pt" style:font-size-complex="11.5pt"/>
    </style:style>
    <style:style style:name="T2" style:family="text">
      <style:text-properties fo:color="#000000" fo:font-size="11.5pt" fo:font-style="italic" style:letter-kerning="true" style:font-size-asian="11.5pt" style:font-style-asian="italic" style:font-size-complex="11.5pt"/>
    </style:style>
    <style:style style:name="T3" style:family="text">
      <style:text-properties fo:color="#000000" style:text-position="sub 58%" fo:font-size="11.5pt" fo:font-style="italic" style:letter-kerning="true" style:font-size-asian="11.5pt" style:font-style-asian="italic" style:font-size-complex="11.5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Symbol" fo:font-style="italic" style:font-style-asian="italic"/>
    </style:style>
    <style:style style:name="T6" style:family="text">
      <style:text-properties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gram Assignment 2</text:p>
      <text:p text:style-name="P2">b97502049 電機四 蔡昀達</text:p>
      <text:list xml:id="list522915886" text:style-name="L1">
        <text:list-item>
          <text:p text:style-name="P4"><text:span text:style-name="T1">Write a brute force algorithm (just pseudo code) in your report that tried all possible combinations of </text:span><text:span text:style-name="T2">x</text:span><text:span text:style-name="T3">i</text:span><text:span text:style-name="T1"> . What is the time complexity of this algorithm?</text:span></text:p>
          <text:p text:style-name="P6">Ans. </text:p>
          <text:p text:style-name="P6">a. To implement the burte force algorithm, I define three function to achieve the goal:</text:p>
          <text:p text:style-name="P6"/>
          <text:p text:style-name="P6"><text:s/><text:tab/><text:span text:style-name="T10">bruteForce():</text:span> is used for the main program call the brute force method</text:p>
          <text:list>
            <text:list-item>
              <text:list>
                <text:list-header>
                  <text:p text:style-name="P6"/>
                  <text:p text:style-name="P6">If ( allCase.size() == 0) return 0</text:p>
                </text:list-header>
              </text:list>
            </text:list-item>
          </text:list>
        </text:list-item>
      </text:list>
      <text:p text:style-name="P3"><text:tab/> <text:s text:c="10"/><text:tab/>else {</text:p>
      <text:p text:style-name="P3"><text:tab/><text:tab/><text:tab/>int maxCase = 0</text:p>
      <text:p text:style-name="P3"><text:tab/><text:tab/><text:tab/>for <text:s/>i to allCase.size</text:p>
      <text:p text:style-name="P3"><text:tab/><text:tab/><text:tab/><text:tab/>if <text:s text:c="2"/>totalValue(allCase[i]) <text:s/>&gt; totalValue(allCase[maxCase])</text:p>
      <text:p text:style-name="P3"><text:tab/><text:tab/><text:tab/><text:tab/> <text:tab/>maxCase = I</text:p>
      <text:p text:style-name="P3"><text:tab/><text:tab/><text:tab/>report the result</text:p>
      <text:p text:style-name="P3"><text:tab/><text:tab/><text:tab/>return the max value</text:p>
      <text:p text:style-name="P3"><text:tab/><text:tab/>}</text:p>
      <text:p text:style-name="P3"/>
      <text:p text:style-name="P3"><text:tab/><text:tab/><text:span text:style-name="T10">candidate( buffer ):</text:span><text:span text:style-name="T7"> </text:span>this subrutine is use for finding all the solution of the knapsack <text:tab/><text:tab/><text:tab/>problem in recursive way. Note that “items” is an STL vector to record all the item we can <text:tab/><text:tab/><text:tab/>put into our knapsack, and “find” function will return true if we can find the item in the <text:tab/><text:tab/><text:tab/>buffer. </text:p>
      <text:p text:style-name="P3"><text:tab/><text:tab/></text:p>
      <text:p text:style-name="P3"><text:tab/><text:tab/>addSomething = false</text:p>
      <text:p text:style-name="P3"><text:tab/><text:tab/>for i <text:s/>to items.size() {</text:p>
      <text:p text:style-name="P3"><text:tab/><text:tab/><text:tab/>if !find(buffer) <text:tab/>&amp;&amp; totalSize(buffer) + items[i].size &lt;= pack size<text:tab/></text:p>
      <text:p text:style-name="P3"><text:tab/><text:tab/><text:tab/>buffer.push_back(items[i])</text:p>
      <text:p text:style-name="P3"><text:tab/><text:tab/><text:tab/>candidate(buffer)</text:p>
      <text:p text:style-name="P3"><text:tab/><text:tab/><text:tab/>buffer.pop_back()</text:p>
      <text:p text:style-name="P3"><text:tab/><text:tab/><text:tab/>addedSomething = true</text:p>
      <text:p text:style-name="P3"><text:tab/><text:tab/>}</text:p>
      <text:p text:style-name="P3"><text:tab/><text:tab/>if <text:s/>!addedSomething {</text:p>
      <text:p text:style-name="P3"><text:tab/><text:tab/><text:tab/>allCase.push_back(buffer)</text:p>
      <text:p text:style-name="P3"><text:tab/><text:tab/><text:tab/>return</text:p>
      <text:p text:style-name="P3"><text:tab/><text:tab/>}</text:p>
      <text:p text:style-name="P3"><text:tab/><text:tab/></text:p>
      <text:p text:style-name="P3"><text:tab/><text:tab/><text:span text:style-name="T10">totalSize( vector&lt;Item&gt; ):</text:span><text:span text:style-name="T7"> </text:span>to return the the total size of an “item” vector.</text:p>
      <text:p text:style-name="P3"><text:tab/><text:tab/><text:span text:style-name="T10">TotalValue( vector&lt;Item&gt; ):</text:span> to return the the total value of an “item” vector.</text:p>
      <text:p text:style-name="P3"/>
      <text:p text:style-name="P3"><text:tab/>b. Considering my brute force algorithm, we can find out that all the routine is linear but for the <text:tab/><text:span text:style-name="T7">canditate() </text:span>is a recursive function. As a result, we only need to take the complexity of <text:span text:style-name="T7">canditate()</text:span> <text:tab/>function call into account. Because the target of <text:span text:style-name="T7">canditate() </text:span>is to find all the combinations of the <text:tab/>solution, there is no difference in the best case and worst case.</text:p>
      <text:p text:style-name="P3"/>
      <text:p text:style-name="P3"><text:tab/></text:p>
      <text:p text:style-name="P3"/>
      <text:p text:style-name="P3"/>
      <text:p text:style-name="P3"/>
      <text:p text:style-name="P3"/>
      <text:list xml:id="list546201249" text:continue-numbering="true" text:style-name="L1">
        <text:list-item>
          <text:p text:style-name="P7"><text:soft-page-break/>Write a greedy algorithm (just pseudo code) in your report. <text:s/>What is the time complexity of this algorithm? <text:s/>Does your algorithm give the optimal solution?</text:p>
        </text:list-item>
      </text:list>
      <text:p text:style-name="P8"/>
      <text:list xml:id="list727756568" text:style-name="L2">
        <text:list-header>
          <text:p text:style-name="P9">a. the pseudo code of greedy algorithm. Note that the items is an STL vector to store all the candidate of given items. </text:p>
        </text:list-header>
      </text:list>
      <text:p text:style-name="P8"/>
      <text:p text:style-name="P8"><text:tab/>Sort the items array</text:p>
      <text:p text:style-name="P8"><text:tab/>for i <text:s/>to items.size</text:p>
      <text:p text:style-name="P8"><text:tab/><text:tab/>if <text:s/>items[i].value == items[i+1].value &amp;&amp; items[i].size &gt; items[i+1].size</text:p>
      <text:p text:style-name="P8"><text:tab/><text:tab/>continue</text:p>
      <text:p text:style-name="P8"><text:tab/>if remain space &gt;= items[i].size</text:p>
      <text:p text:style-name="P8"><text:tab/><text:tab/>remain space = remain space – items[i].size</text:p>
      <text:p text:style-name="P8"><text:tab/><text:tab/>max value += items[i].value</text:p>
      <text:p text:style-name="P8"><text:tab/>return max value</text:p>
      <text:p text:style-name="P8"><text:tab/></text:p>
      <text:p text:style-name="P8"><text:tab/>b. The time complexity analysis. We have already know that the complexity the best solution <text:tab/>(Qsort)for sorting problem is <text:span text:style-name="T8">Θ(nlgn), and the “for” loop is determinstic with the complexity <text:tab/>Θ(n). Hence, we can conclude that the computing complexity is Θ(nlgn).</text:span></text:p>
      <text:p text:style-name="P8"><text:span text:style-name="T8"/></text:p>
      <text:p text:style-name="P8"><text:span text:style-name="T8"/></text:p>
      <text:p text:style-name="P8"><text:span text:style-name="T8"/></text:p>
      <text:list xml:id="list1787799128" text:continue-list="list546201249" text:style-name="L1">
        <text:list-item>
          <text:p text:style-name="P7">Let <text:span text:style-name="T5"></text:span>(<text:span text:style-name="T4">i, s</text:span>) equal to the maximum value that can be obtained by placing up to <text:span text:style-name="T4">i</text:span> items to the knapsack of size less than or equal to <text:span text:style-name="T4">s</text:span>. <text:s/>Show a recursive solution to this problem in your report.</text:p>
        </text:list-item>
      </text:list>
      <text:p text:style-name="P8"/>
      <text:p text:style-name="P8"><text:span text:style-name="T7"><text:tab/></text:span><text:span text:style-name="T10">recursion():</text:span></text:p>
      <text:p text:style-name="P11"><text:tab/>construct the dynamic table</text:p>
      <text:p text:style-name="P11"><text:tab/>max value = RCFunction( items.size(), pack size)</text:p>
      <text:p text:style-name="P11"><text:tab/>while remain &amp;&amp; x != 0</text:p>
      <text:p text:style-name="P11"><text:tab/><text:tab/>while ( dp[x][remain]<text:tab/> == dp[x-1][remain] ) x--</text:p>
      <text:p text:style-name="P11"><text:tab/><text:tab/>result[x-1] = 1</text:p>
      <text:p text:style-name="P11"><text:tab/><text:tab/>remain = remain – items[x-1].szie</text:p>
      <text:p text:style-name="P11"><text:tab/><text:tab/>x--</text:p>
      <text:p text:style-name="P11"><text:tab/>destruct the dynamic table</text:p>
      <text:p text:style-name="P11"/>
      <text:p text:style-name="P8"><text:span text:style-name="T6"><text:tab/></text:span><text:span text:style-name="T10">RCFunction( i , pSize ):</text:span></text:p>
      <text:p text:style-name="P11"><text:tab/>if i == 0 || pSize == 0</text:p>
      <text:p text:style-name="P11"><text:tab/><text:tab/>dp[i][pSize] = 0</text:p>
      <text:p text:style-name="P11"><text:tab/>if dp[i][pSize] &lt; 0</text:p>
      <text:p text:style-name="P11"><text:tab/><text:tab/>if pSize &lt; item[i-1].size</text:p>
      <text:p text:style-name="P11"><text:tab/><text:tab/><text:tab/>dp[i][pSize] = RCFunction( i – 1 , pSize )</text:p>
      <text:p text:style-name="P11"><text:tab/><text:tab/>else</text:p>
      <text:p text:style-name="P11"><text:tab/><text:tab/><text:tab/>dp[i][pSize] = max( RCFunction( i <text:s/>– 1 , pSize ) , </text:p>
      <text:p text:style-name="P11"><text:tab/><text:tab/><text:tab/><text:tab/>items[i-1].value + RCFuntion( i -1, <text:s/>pSize – items[i-1].size ) </text:p>
      <text:p text:style-name="P11"><text:tab/>return dp[i][pSize]</text:p>
      <text:p text:style-name="P11"><text:tab/></text:p>
      <text:p text:style-name="P12"><text:tab/>max( a, b ):</text:p>
      <text:p text:style-name="P12"><text:tab/><text:span text:style-name="T9">return the</text:span> the larger one between a and b.</text:p>
      <text:p text:style-name="P12"/>
      <text:p text:style-name="P12"/>
      <text:p text:style-name="P12"/>
      <text:p text:style-name="P12"/>
      <text:list xml:id="list953296256" text:continue-numbering="true" text:style-name="L1">
        <text:list-item>
          <text:p text:style-name="P7"><text:soft-page-break/>Write pseudo codes for the recursive algorithm in your report. <text:s/><text:span text:style-name="T6">Analyze the time complexity of this algorithm. </text:span></text:p>
        </text:list-item>
        <text:list-item>
          <text:p text:style-name="P10">Write pseudo codes for the DP algorithm in your report. <text:s/>Analyze the time complexity of this algorithm. Hint: You can use a two dimensional table: one is item, the other is spac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22:39:28</meta:creation-date>
    <dc:date>2012-04-05T15:04:05</dc:date>
    <meta:editing-duration>PT7M52S</meta:editing-duration>
    <meta:editing-cycles>5</meta:editing-cycles>
    <meta:generator>LibreOffice/3.5$Linux_x86 LibreOffice_project/350m1$Build-102</meta:generator>
    <meta:document-statistic meta:table-count="0" meta:image-count="0" meta:object-count="0" meta:page-count="3" meta:paragraph-count="71" meta:word-count="595" meta:character-count="2784" meta:non-whitespace-character-count="2886"/>
  </office:meta>
</office:document-meta>
</file>